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A67FC899F8D2835.png" manifest:media-type="image/png"/>
  <manifest:file-entry manifest:full-path="Pictures/1000020100000500000002D01CC95B64DD395D2D.png" manifest:media-type="image/png"/>
  <manifest:file-entry manifest:full-path="Pictures/1000020100000500000002D06037C11E88A11DD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.49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374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8" style:family="paragraph">
      <style:paragraph-properties fo:margin-left="0cm" fo:margin-right="0cm" fo:margin-top="0.374cm" fo:margin-bottom="0cm" fo:line-height="90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Arial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19cm" text:min-label-width="0.1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158cm" text:min-label-width="0.158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352cm" text:min-label-width="0.3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283;p66" draw:style-name="gr1" draw:text-style-name="P2" draw:layer="layout" svg:width="25.198cm" svg:height="3.761cm" svg:x="1.4cm" svg:y="2.169cm">
          <text:p text:style-name="P1"><text:span text:style-name="T1">題目二</text:span><text:span text:style-name="T1">:</text:span><text:span text:style-name="T1">新聞媒體的標題有明顯的差別嗎</text:span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66" draw:style-name="gr1" draw:text-style-name="P2" draw:layer="layout" svg:width="25.198cm" svg:height="7.649cm" svg:x="1.4cm" svg:y="6.6cm">
          <text:p text:style-name="P1"><text:span text:style-name="T2">組名</text:span></text:p>
          <text:p text:style-name="P3"><text:span text:style-name="T2">組員：姓名</text:span><text:span text:style-name="T2">/</text:span><text:span text:style-name="T2">學號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79;p1:notes" draw:style-name="gr2" draw:text-style-name="P2" draw:layer="layout" svg:width="9.112cm" svg:height="1.483cm" svg:x="11.886cm" svg:y="28.215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80;p1:notes" draw:style-name="gr3" draw:layer="layout" svg:width="19.79cm" svg:height="11.134cm" svg:x="0.604cm" svg:y="2.258cm" draw:page-number="1" presentation:class="page"/>
          <draw:frame draw:name="Google Shape;281;p1:notes" presentation:style-name="pr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draw:custom-shape draw:name="Google Shape;290;p67" draw:style-name="gr1" draw:text-style-name="P2" draw:layer="layout" svg:width="25.198cm" svg:height="2.629cm" svg:x="1.4cm" svg:y="0.627cm">
          <text:p text:style-name="P1"><text:span text:style-name="T3">What is the proble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67" draw:style-name="gr4" draw:text-style-name="P2" draw:layer="layout" svg:width="25.198cm" svg:height="9.133cm" svg:x="1.4cm" svg:y="3.685cm">
          <text:list text:style-name="L2">
            <text:list-item>
              <text:p text:style-name="P5"><text:span text:style-name="T4">這個題目是什麼，它能解決什麼問題？</text:span></text:p>
            </text:list-item>
            <text:list-item>
              <text:p text:style-name="P6"><text:span text:style-name="T4">分析各新聞台發出的網路新聞，是否有新聞台真的不夠客觀又或者利用特定的詞彙能吸引點閱率呢</text:span><text:span text:style-name="T4">?ex:</text:span><text:span text:style-name="T4">動詞、形容詞、副詞…，或是特定用詞的頻繁出現。</text:span></text:p>
            </text:list-item>
            <text:list-item>
              <text:p text:style-name="P6"><text:span text:style-name="T4">能解決的問題</text:span><text:span text:style-name="T4">:</text:span><text:span text:style-name="T4">是否有新聞台真的不夠客觀；有什麼行文方式比較能吸引民眾的點閱率</text:span><text:span text:style-name="T4">(</text:span><text:span text:style-name="T4">觀看</text:span><text:span text:style-name="T4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86;p2:notes" draw:style-name="gr2" draw:text-style-name="P2" draw:layer="layout" svg:width="9.112cm" svg:height="1.483cm" svg:x="11.886cm" svg:y="28.215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87;p2:notes" draw:style-name="gr3" draw:layer="layout" svg:width="19.79cm" svg:height="11.134cm" svg:x="0.604cm" svg:y="2.258cm" draw:page-number="2" presentation:class="page"/>
          <draw:frame draw:name="Google Shape;288;p2:notes" presentation:style-name="pr2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Default">
        <draw:custom-shape draw:name="Google Shape;297;p68" draw:style-name="gr1" draw:text-style-name="P2" draw:layer="layout" svg:width="25.198cm" svg:height="2.629cm" svg:x="1.4cm" svg:y="0.627cm">
          <text:p text:style-name="P1"><text:span text:style-name="T3">Why this is importa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68" draw:style-name="gr4" draw:text-style-name="P2" draw:layer="layout" svg:width="25.198cm" svg:height="9.133cm" svg:x="1.4cm" svg:y="3.685cm">
          <text:list text:style-name="L2">
            <text:list-item>
              <text:p text:style-name="P7"><text:span text:style-name="T4">這個題目的緣起動機是什麼？</text:span></text:p>
            </text:list-item>
          </text:list>
          <text:list text:style-name="L3">
            <text:list-item>
              <text:p text:style-name="P8"><text:span text:style-name="T5">前一陣子美國總統大選，連沒在看新聞的人都開始關注了，然而要看哪一家的新聞呢</text:span><text:span text:style-name="T5">?</text:span><text:span text:style-name="T5">有的說川普贏定了，也有的說拜登贏了，這是在騙點閱嗎</text:span><text:span text:style-name="T5">?</text:span></text:p>
            </text:list-item>
          </text:list>
          <text:list text:style-name="L2">
            <text:list-item>
              <text:p text:style-name="P8"><text:span text:style-name="T4">你注意到什麼需求、現象、問題？</text:span></text:p>
            </text:list-item>
          </text:list>
          <text:list text:style-name="L3">
            <text:list-item>
              <text:p text:style-name="P8"><text:span text:style-name="T5">新聞內容理論上都一樣，那有什麼方法可以讓更多的人選擇同一家媒體呢</text:span><text:span text:style-name="T5">?</text:span></text:p>
            </text:list-item>
          </text:list>
          <text:list text:style-name="L2">
            <text:list-item>
              <text:p text:style-name="P8"><text:span text:style-name="T4">為什麼這個問題值得被解決？</text:span></text:p>
            </text:list-item>
          </text:list>
          <text:list text:style-name="L3">
            <text:list-item>
              <text:p text:style-name="P8"><text:span text:style-name="T5">對媒體、出版社而言，能了解台灣人喜歡怎麼樣的文章，相對的也能賺更多的錢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93;p3:notes" draw:style-name="gr2" draw:text-style-name="P2" draw:layer="layout" svg:width="9.112cm" svg:height="1.483cm" svg:x="11.886cm" svg:y="28.215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94;p3:notes" draw:style-name="gr3" draw:layer="layout" svg:width="19.79cm" svg:height="11.134cm" svg:x="0.604cm" svg:y="2.258cm" draw:page-number="3" presentation:class="page"/>
          <draw:frame draw:name="Google Shape;295;p3:notes" presentation:style-name="pr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Default">
        <draw:custom-shape draw:name="Google Shape;304;p69" draw:style-name="gr1" draw:text-style-name="P2" draw:layer="layout" svg:width="25.198cm" svg:height="2.629cm" svg:x="1.4cm" svg:y="0.627cm">
          <text:p text:style-name="P1"><text:span text:style-name="T3">What to do and how you do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69" draw:style-name="gr4" draw:text-style-name="P2" draw:layer="layout" svg:width="25.198cm" svg:height="9.133cm" svg:x="1.4cm" svg:y="3.685cm">
          <text:list text:style-name="L2">
            <text:list-item>
              <text:p text:style-name="P5"><text:span text:style-name="T4">你需要做什麼來解決這個問題？</text:span></text:p>
            </text:list-item>
          </text:list>
          <text:list text:style-name="L3">
            <text:list-item>
              <text:p text:style-name="P6"><text:span text:style-name="T5">找出並觀察特定詞性出現的次數，與特定詞彙出現的次數。</text:span></text:p>
            </text:list-item>
          </text:list>
          <text:list text:style-name="L2">
            <text:list-item>
              <text:p text:style-name="P6"><text:span text:style-name="T4">你要做的這些事情裡的先後順序是什麼？</text:span></text:p>
            </text:list-item>
          </text:list>
          <text:list text:style-name="L3">
            <text:list-item>
              <text:p text:style-name="P6"><text:span text:style-name="T5">先斷詞再計算出現次數。</text:span></text:p>
            </text:list-item>
          </text:list>
          <text:list text:style-name="L2">
            <text:list-item>
              <text:p text:style-name="P6"><text:span text:style-name="T4">你會需要哪些工具？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300;p4:notes" draw:style-name="gr2" draw:text-style-name="P2" draw:layer="layout" svg:width="9.112cm" svg:height="1.483cm" svg:x="11.886cm" svg:y="28.215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01;p4:notes" draw:style-name="gr3" draw:layer="layout" svg:width="19.79cm" svg:height="11.134cm" svg:x="0.604cm" svg:y="2.258cm" draw:page-number="4" presentation:class="page"/>
          <draw:frame draw:name="Google Shape;302;p4:notes" presentation:style-name="pr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Default">
        <draw:custom-shape draw:name="Google Shape;311;p70" draw:style-name="gr1" draw:text-style-name="P2" draw:layer="layout" svg:width="25.198cm" svg:height="2.629cm" svg:x="1.4cm" svg:y="0.627cm">
          <text:p text:style-name="P1"><text:span text:style-name="T3">Where do the data come fro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70" draw:style-name="gr4" draw:text-style-name="P2" draw:layer="layout" svg:width="25.198cm" svg:height="9.133cm" svg:x="1.4cm" svg:y="3.685cm">
          <text:list text:style-name="L2">
            <text:list-item>
              <text:p text:style-name="P5"><text:span text:style-name="T4">你的資料從哪裡來？</text:span></text:p>
            </text:list-item>
          </text:list>
          <text:list text:style-name="L4">
            <text:list-item>
              <text:p text:style-name="P5"><text:span text:style-name="T5">部分媒體有提供標題的檢索。</text:span></text:p>
            </text:list-item>
          </text:list>
          <text:list text:style-name="L2">
            <text:list-item>
              <text:p text:style-name="P6"><text:span text:style-name="T4">怎麼收集？</text:span></text:p>
            </text:list-item>
            <text:list-item>
              <text:p text:style-name="P6"><text:span text:style-name="T4">怎麼知道量夠不夠？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307;p5:notes" draw:style-name="gr2" draw:text-style-name="P2" draw:layer="layout" svg:width="9.112cm" svg:height="1.483cm" svg:x="11.886cm" svg:y="28.215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08;p5:notes" draw:style-name="gr3" draw:layer="layout" svg:width="19.79cm" svg:height="11.134cm" svg:x="0.604cm" svg:y="2.258cm" draw:page-number="5" presentation:class="page"/>
          <draw:frame draw:name="Google Shape;309;p5:notes" presentation:style-name="pr5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7" draw:master-page-name="Default">
        <draw:custom-shape draw:name="Google Shape;318;p71" draw:style-name="gr1" draw:text-style-name="P2" draw:layer="layout" svg:width="25.198cm" svg:height="2.629cm" svg:x="1.4cm" svg:y="0.627cm">
          <text:p text:style-name="P1"><text:span text:style-name="T3">Work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71" draw:style-name="gr4" draw:text-style-name="P2" draw:layer="layout" svg:width="25.198cm" svg:height="9.133cm" svg:x="1.4cm" svg:y="3.685cm">
          <text:list text:style-name="L2">
            <text:list-item>
              <text:p text:style-name="P5"><text:span text:style-name="T4">程式流程方塊圖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314;p6:notes" draw:style-name="gr2" draw:text-style-name="P2" draw:layer="layout" svg:width="9.112cm" svg:height="1.483cm" svg:x="11.886cm" svg:y="28.215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15;p6:notes" draw:style-name="gr3" draw:layer="layout" svg:width="19.79cm" svg:height="11.134cm" svg:x="0.604cm" svg:y="2.258cm" draw:page-number="6" presentation:class="page"/>
          <draw:frame draw:name="Google Shape;316;p6:notes" presentation:style-name="pr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Default">
        <draw:custom-shape draw:name="Google Shape;325;p72" draw:style-name="gr1" draw:text-style-name="P2" draw:layer="layout" svg:width="25.198cm" svg:height="2.629cm" svg:x="1.4cm" svg:y="0.627cm">
          <text:p text:style-name="P1"><text:span text:style-name="T3">Who did what in your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72" draw:style-name="gr4" draw:text-style-name="P2" draw:layer="layout" svg:width="25.198cm" svg:height="9.133cm" svg:x="1.4cm" svg:y="3.685cm">
          <text:list text:style-name="L2">
            <text:list-item>
              <text:p text:style-name="P5"><text:span text:style-name="T4">請介紹你的組員工作分配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321;p7:notes" draw:style-name="gr2" draw:text-style-name="P2" draw:layer="layout" svg:width="9.112cm" svg:height="1.483cm" svg:x="11.886cm" svg:y="28.215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22;p7:notes" draw:style-name="gr3" draw:layer="layout" svg:width="19.79cm" svg:height="11.134cm" svg:x="0.604cm" svg:y="2.258cm" draw:page-number="7" presentation:class="page"/>
          <draw:frame draw:name="Google Shape;323;p7:notes" presentation:style-name="pr7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BLANK">
        <draw:custom-shape draw:name="Google Shape;332;p73" draw:style-name="gr1" draw:text-style-name="P2" draw:layer="layout" svg:width="19.999cm" svg:height="0.818cm" svg:x="3.5cm" svg:y="14.5cm">
          <text:p text:style-name="P1"><text:span text:style-name="T6">This work is licensed under a Creative Commons Attribution-ShareAlike 3.0 Unported License.</text:span><text:span text:style-name="T7"><text:line-break/></text:span><text:span text:style-name="T6">It makes use of the works of Mateus Machado Lu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3;p73" draw:style-name="gr5" draw:text-style-name="P9" draw:layer="layout" svg:width="2.326cm" svg:height="0.818cm" svg:x="3cm" svg:y="14.5cm">
          <draw:image xlink:href="Pictures/10000000000000580000001F4A67FC899F8D2835.png" xlink:type="simple" xlink:show="embed" xlink:actuate="onLoad">
            <text:p/>
          </draw:image>
        </draw:frame>
        <draw:custom-shape draw:name="Google Shape;334;p73" draw:style-name="gr6" draw:text-style-name="P2" draw:layer="layout" svg:width="14.999cm" svg:height="3.404cm" svg:x="5.5cm" svg:y="5.595cm">
          <text:p text:style-name="P1"><text:span text:style-name="T8">Q &amp;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328;p8:notes" draw:style-name="gr2" draw:text-style-name="P2" draw:layer="layout" svg:width="9.112cm" svg:height="1.483cm" svg:x="11.886cm" svg:y="28.215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29;p8:notes" draw:style-name="gr3" draw:layer="layout" svg:width="19.79cm" svg:height="11.134cm" svg:x="0.604cm" svg:y="2.258cm" draw:page-number="8" presentation:class="page"/>
          <draw:frame draw:name="Google Shape;330;p8:notes" presentation:style-name="pr8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500000002D06037C11E88A11DD5.png" xlink:type="simple" xlink:show="embed" xlink:actuate="onLoad"/>
    <draw:fill-image draw:name="msFillBitmap_20_2" draw:display-name="msFillBitmap 2" xlink:href="Pictures/1000020100000500000002D01CC95B64DD395D2D.png" xlink:type="simple" xlink:show="embed" xlink:actuate="onLoad"/>
    <draw:fill-image draw:name="msFillBitmap_20_3" draw:display-name="msFillBitmap 3" xlink:href="Pictures/1000020100000500000002D01CC95B64DD395D2D.png" xlink:type="simple" xlink:show="embed" xlink:actuate="onLoad"/>
    <draw:fill-image draw:name="msFillBitmap_20_4" draw:display-name="msFillBitmap 4" xlink:href="Pictures/1000020100000500000002D01CC95B64DD395D2D.png" xlink:type="simple" xlink:show="embed" xlink:actuate="onLoad"/>
    <draw:fill-image draw:name="msFillBitmap_20_5" draw:display-name="msFillBitmap 5" xlink:href="Pictures/1000020100000500000002D01CC95B64DD395D2D.png" xlink:type="simple" xlink:show="embed" xlink:actuate="onLoad"/>
    <draw:fill-image draw:name="msFillBitmap_20_6" draw:display-name="msFillBitmap 6" xlink:href="Pictures/1000020100000500000002D01CC95B64DD395D2D.png" xlink:type="simple" xlink:show="embed" xlink:actuate="onLoad"/>
    <draw:fill-image draw:name="msFillBitmap_20_7" draw:display-name="msFillBitmap 7" xlink:href="Pictures/1000020100000500000002D01CC95B64DD395D2D.png" xlink:type="simple" xlink:show="embed" xlink:actuate="onLoad"/>
    <draw:fill-image draw:name="msFillBitmap_20_8" draw:display-name="msFillBitmap 8" xlink:href="Pictures/1000020100000500000002D06037C11E88A11DD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Dev/6.0.5.2$Linux_X86_64 LibreOffice_project/</meta:generator>
  </office:meta>
</office:document-meta>
</file>